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d7d7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dee6ef"/>
    </style:style>
    <style:style style:name="ce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b3cac7" fo:border="0.74pt solid #000000"/>
    </style:style>
    <style:style style:name="ce12" style:family="table-cell" style:parent-style-name="Default">
      <style:table-cell-properties fo:background-color="#b3cac7" fo:border="0.74pt solid #000000" style:vertical-align="bottom"/>
    </style:style>
  </office:automatic-styles>
  <office:body>
    <office:spreadsheet>
      <table:table table:name="Sayf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7"/>
        <table:table-column table:style-name="co4" table:default-cell-style-name="ce8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1"/>
          <table:table-cell table:style-name="ce5" office:value-type="string" calcext:value-type="string">
            <text:p>müşterinin adı soyadı</text:p>
          </table:table-cell>
          <table:table-cell table:style-name="ce5"/>
          <table:table-cell table:style-name="ce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müşterinin adı soyadı</text:p>
          </table:table-cell>
          <table:table-cell table:style-name="ce6" office:value-type="string" calcext:value-type="string">
            <text:p>STOK_İD</text:p>
          </table:table-cell>
          <table:table-cell table:style-name="ce6" office:value-type="string" calcext:value-type="string">
            <text:p>FİYAT</text:p>
          </table:table-cell>
          <table:table-cell/>
          <table:table-cell table:style-name="ce10" office:value-type="string" calcext:value-type="string">
            <text:p>Tablo: STOK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ce9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11" office:value-type="string" calcext:value-type="string">
            <text:p>İD</text:p>
          </table:table-cell>
          <table:table-cell table:style-name="ce11" office:value-type="string" calcext:value-type="string">
            <text:p>ÜRÜN</text:p>
          </table:table-cell>
          <table:table-cell table:style-name="ce12" office:value-type="string" calcext:value-type="string">
            <text:p>SAYI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İLGİSAYAR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3265" calcext:value-type="float">
            <text:p>3265</text:p>
          </table:table-cell>
          <table:table-cell/>
          <table:table-cell table:style-name="ce9" table:number-columns-repeated="3"/>
          <table:table-cell table:number-columns-repeated="2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P3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5546" calcext:value-type="float">
            <text:p>55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İLGİSAYAR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CD TV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6552" calcext:value-type="float">
            <text:p>6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ADİO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645" calcext:value-type="float">
            <text:p>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CD TV</text:p>
          </table:table-cell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EP TEL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3254" calcext:value-type="float">
            <text:p>325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DİO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BELLEK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875" calcext:value-type="float">
            <text:p>87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P TEL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MONİTÖR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LLEK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ANAKART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865" calcext:value-type="float">
            <text:p>86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NİTÖ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ANAKAR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0T14:12:31.891000000</dc:date>
    <meta:editing-duration>PT25M3S</meta:editing-duration>
    <meta:editing-cycles>1</meta:editing-cycles>
    <meta:generator>LibreOffice/7.4.0.3$Windows_X86_64 LibreOffice_project/f85e47c08ddd19c015c0114a68350214f7066f5a</meta:generator>
    <meta:document-statistic meta:table-count="1" meta:cell-count="63" meta:object-count="0"/>
  </office:meta>
</office:document-meta>
</file>